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7.0229in" fo:margin-left="-0.0979in" table:align="left"/>
    </style:style>
    <style:style style:name="Table1.A" style:family="table-column">
      <style:table-column-properties style:column-width="3.5604in"/>
    </style:style>
    <style:style style:name="Table1.B" style:family="table-column">
      <style:table-column-properties style:column-width="3.4625in"/>
    </style:style>
    <style:style style:name="Table1.A1" style:family="table-cell">
      <style:table-cell-properties fo:padding="0in" fo:border="none"/>
    </style:style>
    <style:style style:name="P1" style:family="paragraph" style:parent-style-name="Standard">
      <style:text-properties officeooo:paragraph-rsid="001ddb31"/>
    </style:style>
    <style:style style:name="P2" style:family="paragraph" style:parent-style-name="Text_20_body">
      <style:text-properties officeooo:paragraph-rsid="001ddb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1" table:style-name="Table1">
        <table:table-column table:style-name="Table1.A"/>
        <table:table-column table:style-name="Table1.B"/>
        <table:table-row table:style-name="TableLine2099917577152">
          <table:table-cell table:style-name="Table1.A1" office:value-type="string">
            <text:p text:style-name="P2">ὁ δέ Κίουρος Ὦ Ποποποτέρ, ἔφη. τούτου γὰρ ἂν ἤκουσας πάνυ βαττολογοῦντος ταύτὰ στοιχεῖα δὶς ἦ τρὶς φθεγγομένου ὅποτε λόγου τινὸς ἄρχοιτο. λαμβάνων δ’ οὖν τῆς Ἁρείου χειρός Ὧ Ποποτέρ, ἔφη, οὐ οὗ δεδίδαχά σε ὅσον γε γέγηθα δεδορκώς, ὡς ἤδη ἔδει δηλαδὴ δεδυνῆσθαι. ὁ δ”Άρειος Ποίαν τινά, ἔφη, μαγικὴν σύ διδάσκεις, ὦ σοφιστὰ Κίουρε,· Τήν γε φυλακικὴν τὴν πρὸς τὰ σκοτεινὰ δόγματα, εἶπε μασ-ταρύζων που ῶς ἄρα νομίζων τὰ τοιαῦτα οὐ πάνυ φροντίδος ἄξια.</text:p>
          </table:table-cell>
          <table:table-cell table:style-name="Table1.A1" office:value-type="string">
            <text:p text:style-name="P2"/>
          </table:table-cell>
        </table:table-row>
        <table:table-row table:style-name="TableLine2099917563824">
          <table:table-cell table:style-name="Table1.A1" office:value-type="string">
            <text:p text:style-name="P2">Οὐ μὴν οὐδέ, ἔφη, σύ γε, ὦ Ποτέρ, κινδυνεύεις ἀπορεῖν ἐκείνης τῆς τέχνης. καὶ ἐγέλασεν ἄλλως ὡς ε”τι φοβούμενός τι· ἀναλαβὼν δ’ εἶπεν ὅτι Εἶτα ἦλθες ἀγορασόμενος τὰ σκεύη; κάμὲ δεῖ ξυλλαβεῖν βίβλον νέον ἐκδεδομένην περὶ τῶν Λαμιῶν. ὑπερεκπεπλῆχθαι δ’ ἐφαίνετο καῖ ἐννοῶν τὰς τοιαύτας.</text:p>
          </table:table-cell>
          <table:table-cell table:style-name="Table1.A1" office:value-type="string">
            <text:p text:style-name="P2"/>
          </table:table-cell>
        </table:table-row>
        <table:table-row table:style-name="TableLine2099917564096">
          <table:table-cell table:style-name="Table1.A1" office:value-type="string">
            <text:p text:style-name="P2">τοῦτον δ’ οἱ ἄλλοι οῦκ ἐβούλοντο ἐᾶν σφετερίζεσθαι τὸν ’Ἀρειον ἀπαλλάξασθαι οὖν αὐτῶν πρῶτον μέν οὗ ῥᾴδιον ἦν· τέλος δέ ὁ Ἁγριώδης ἐδυνήθη ὀξύτερον φθέγξασθαι ὥστε δεῖν ἅπαντας δὴ ἀκροᾶσθαι αὐτοῦ καίπερ οὐ μετρίως ε”τι λαλοῦντας.</text:p>
          </table:table-cell>
          <table:table-cell table:style-name="Table1.A1" office:value-type="string">
            <text:p text:style-name="P2"/>
          </table:table-cell>
        </table:table-row>
        <table:table-row table:style-name="TableLine2099917575520">
          <table:table-cell table:style-name="Table1.A1" office:value-type="string">
            <text:p text:style-name="P2">Ἀπιτέον δή, ἔφη, πολλὰ γὰρ χρὴ ἀγοράζεσθαι. εἶα, ὦ Ἅρειε. καὶ τῆς Δωρίδος πανύστατον δεξιωσαμένης τὸν Ἄρειον, ἐξήγαγεν αὐτὸν διὰ τὸ πανδοκεῖον εἰς αὐλήν. στενὴ δ’ ἦν καὶ εὖ</text:p>
          </table:table-cell>
          <table:table-cell table:style-name="Table1.A1" office:value-type="string">
            <text:p text:style-name="P2"/>
          </table:table-cell>
        </table:table-row>
        <table:table-row table:style-name="TableLine2099917569808">
          <table:table-cell table:style-name="Table1.A1" office:value-type="string">
            <text:p text:style-name="P2">ΠΕΡΙ ΤΟΥΣΤΕΝΩΠΟΥΔΙΑΓΟΝΤΟΣ 57</text:p>
          </table:table-cell>
          <table:table-cell table:style-name="Table1.A1" office:value-type="string">
            <text:p text:style-name="P2"/>
          </table:table-cell>
        </table:table-row>
        <table:table-row table:style-name="TableLine2099917576064">
          <table:table-cell table:style-name="Table1.A1" office:value-type="string">
            <text:p text:style-name="P2">τετειχισμένη, ἀλλ’ οὐκ εἶδες ἂν ἐκεῖ οὐδὲν εἰ μὴ δοχεῖον φορυτοῦ καῖ φυτὰ ὀλίγα καὶ φαῦλα.</text:p>
          </table:table-cell>
          <table:table-cell table:style-name="Table1.A1" office:value-type="string">
            <text:p text:style-name="P2"/>
          </table:table-cell>
        </table:table-row>
        <table:table-row table:style-name="TableLine2099917566272">
          <table:table-cell table:style-name="Table1.A1" office:value-type="string">
            <text:p text:style-name="P2">ἐνταῦθα δέ Ἁγριώδης πρὸς τὸν ’Ἀρειον βλέψας ἐγέλασεν, Οὔκουν, ἔφη, τάληθὲς ε”λεγον; οὔκουν περιβόητος εἶ σύ, καὶ γὰρ αὐτὸς ὁ πάνυ Κίουρος ε”τρεμε σπουδὴν ποιησάμενος πολλὴν τοῦ μετὰ σοῦ συνεῖναι. οὐ μὴν ἀλλ’ ὡς ἐπὶ τὸ πολὺ τρέμειν φιλεῖ.</text:p>
          </table:table-cell>
          <table:table-cell table:style-name="Table1.A1" office:value-type="string">
            <text:p text:style-name="P2"/>
          </table:table-cell>
        </table:table-row>
        <table:table-row table:style-name="TableLine2099917577424">
          <table:table-cell table:style-name="Table1.A1" office:value-type="string">
            <text:p text:style-name="P2">Εἶτα φίλον ἐστὶν αὐτῷ, ἦ δ’ ὃς ὁ ’Ἁρειος, ὑπερφοβεῖσθαι, Πάνυ γε. σοφώτατος μὲν γάρ ἐστι, κακοδαίμων δέ· τὰ μὲν τῶν</text:p>
          </table:table-cell>
          <table:table-cell table:style-name="Table1.A1" office:value-type="string">
            <text:p text:style-name="P2"/>
          </table:table-cell>
        </table:table-row>
        <text:soft-page-break/>
        <table:table-row table:style-name="TableLine2099917569264">
          <table:table-cell table:style-name="Table1.A1" office:value-type="string">
            <text:p text:style-name="P2"/>
          </table:table-cell>
          <table:table-cell table:style-name="Table1.A1" office:value-type="string">
            <text:p text:style-name="P2"/>
          </table:table-cell>
        </table:table-row>
        <table:table-row table:style-name="TableLine2099917577968">
          <table:table-cell table:style-name="Table1.A1" office:value-type="string">
            <text:p text:style-name="P2">βίβλων μανθάνων ἀτεχνῶς, εἷς τοσοῦτο καλῶς δὴ ἔπραττε· αὐτόπτης δέ τῶν ὄντων πειραθεὶς γενέσθαι ἐνιαύσιος περιενόστ-ησε καὶ οὕτω Λαμιῶν λέγεται ἐν τῇ Μελαίνῃ ’Ύλῃ ἐντετυχηκέναι καὶ πράγματα ἄλλως ἐσχηκέναι Γ ραίᾳ προσομιλήσας, ὅθεν ὑπὸ φόβου οὐ μετρίως τεταραγμένος τὴν γνώμην παντοῖος γεγενῆσθαι.</text:p>
          </table:table-cell>
          <table:table-cell table:style-name="Table1.A1" office:value-type="string">
            <text:p text:style-name="P2"/>
          </table:table-cell>
        </table:table-row>
        <table:table-row table:style-name="TableLine2099917570080">
          <table:table-cell table:style-name="Table1.A1" office:value-type="string">
            <text:p text:style-name="P2">ὥστε φοβεῖσθαι καῖ τοὺς μαθητὰς καί τὴν ι’δίαν τέχνην. λοιπόν, ποῦ τὸ ἀλεξιβρόχιόν μοι;</text:p>
          </table:table-cell>
          <table:table-cell table:style-name="Table1.A1" office:value-type="string">
            <text:p text:style-name="P2"/>
          </table:table-cell>
        </table:table-row>
        <table:table-row table:style-name="TableLine2099917564368">
          <table:table-cell table:style-name="Table1.A1" office:value-type="string">
            <text:p text:style-name="P2">ἀλλ’ ὁ μὲν ’Άρειος πάνυ ἠπόρει ἐννοῶν τὰς Λαμίας καῖ τὰς Γραίας, ἐκεῖνος δ’ ἀμέλει τὰς πλίνθους ἀριθμῶν ἐτύγχανε τὰς τοῦ ὑπὲρ τὸ δοχεῖον τείχους καὶ πρὸς ἑαυτὸν λέγων ’Ἁνω τρεῖς, ἔφη, εἷς πλάγιον δύο. καλῶς ε”χει δῆτα. ἀπόστηθι, ὦ Ἅρειε.</text:p>
          </table:table-cell>
          <table:table-cell table:style-name="Table1.A1" office:value-type="string">
            <text:p text:style-name="P2"/>
          </table:table-cell>
        </table:table-row>
        <table:table-row table:style-name="TableLine2099917563280">
          <table:table-cell table:style-name="Table1.A1" office:value-type="string">
            <text:p text:style-name="P2">κρούσαντος δέ τρῖς ἄκρῳ τῷ ἀλεξιβροχίῳ, ἡ πλίνθος ἡ κεκρου-μένη ἐκινεῖτό τι, ἐλυγίζετο μὲν οὖν τὴν μέσην ἔστε ὀπὴ ἐφάνη. Καὶ ταύτης ἐν ἀκαρεῖ πολλῷ εὐρυτέρας γενομένης, βλέπουσι πρὸς ἆψίδα ἄρτι φαινομένην δι’ ἢς ῥᾴδιον ἦν καί τῷ Ἁγριώδει εἰσιέναι.</text:p>
          </table:table-cell>
          <table:table-cell table:style-name="Table1.A1" office:value-type="string">
            <text:p text:style-name="P2"/>
          </table:table-cell>
        </table:table-row>
        <table:table-row table:style-name="TableLine2099917563552">
          <table:table-cell table:style-name="Table1.A1" office:value-type="string">
            <text:p text:style-name="P2">καὶ πέραν αὐτῆς στενωπὸν ἦν ι’δεῖν λιθόστρωτον, λυγισμοὺς καὶ στροφὰς παρέχοντα ἐφ’ ὅσον ἐνεδέχετο διορᾶν.</text:p>
          </table:table-cell>
          <table:table-cell table:style-name="Table1.A1" office:value-type="string">
            <text:p text:style-name="P2"/>
          </table:table-cell>
        </table:table-row>
        <table:table-row table:style-name="TableLine2099917564912">
          <table:table-cell table:style-name="Table1.A1" office:value-type="string">
            <text:p text:style-name="P2">Χαῖρε, ἦ δ’ ὃς ὁ Ἁγριώδης. ι’δοὺ ὁ Στενωπὸς Δίαγων.</text:p>
          </table:table-cell>
          <table:table-cell table:style-name="Table1.A1" office:value-type="string">
            <text:p text:style-name="P2"/>
          </table:table-cell>
        </table:table-row>
        <table:table-row table:style-name="TableLine2099917565184">
          <table:table-cell table:style-name="Table1.A1" office:value-type="string">
            <text:p text:style-name="P2">ταραττομένου δέ τοῦ Ἁρείου κατεγέλασέ που. καὶ διὰ τῆς ἁψίδος προῦχώρησαν. ἀναστρεψάμενος δέ πρὸς τοῦπισω ὁ ’Ἀρειος ἐθαύμασε τὸ παράδοξον τοῦ πράγματος ι’δῶν τὴν ἀψίδα πάλιν εἷς τεῖχος ἀφανίζεσθαι ἤδη στερεώμενον.</text:p>
          </table:table-cell>
          <table:table-cell table:style-name="Table1.A1" office:value-type="string">
            <text:p text:style-name="P2"/>
          </table:table-cell>
        </table:table-row>
        <table:table-row table:style-name="TableLine2099917565456">
          <table:table-cell table:style-name="Table1.A1" office:value-type="string">
            <text:p text:style-name="P2">λέβητας δὲ πολλοὺς ἐν ἡλίῳ εἶδον ἀποστίλβοντας ἔξω τοῦ ἐν ποσὶ πωλητηρίου. καὶ ἐπὶ σημείῳ ὑπὲρ αὐτῶν κρεμασθέντι ἦν ἀναγιγνώσκειν τάδε· λέβητες παντοδαποί· χαλκοῖ, χαλκοειδεῖς, ἀργυροῖ, ἀργυροειδεῖς, αὐτοτορυνητοί, πτυκτοί.</text:p>
          </table:table-cell>
          <table:table-cell table:style-name="Table1.A1" office:value-type="string">
            <text:p text:style-name="P2"/>
          </table:table-cell>
        </table:table-row>
        <table:table-row table:style-name="TableLine2099917548864">
          <table:table-cell table:style-name="Table1.A1" office:value-type="string">
            <text:p text:style-name="P2">Ἁγριώδης δέ Καὶ μήν, ἔφη, ὠνητέος ’γ’ ἐστὶν ἡμῖν λέβης, ἀλλὰ πρῶτον δεῖ τάργύριον σοὶ λαβεῖν, τῷ δ’ <text:soft-page-break/>Ἁρείῳ ἐδόκουν οὐκέτι διαρκεῖν οἶ ὀφθαλμοὶ αὐτοῦ δύο ὄντες ὡς μάλιστα δεομένῳ ἄλλων εἷς ὀκτώ. καῖ γὰρ ἐκεῖσε κάκεῖσε ἐπιστρεφόμενος ἀνὰ τὴν ὁδὸν ὡς τὰ πάνθ’ ἅμα θεασ-όμενος, τοῦτο μὲν τούς τε πωλοῦντας αὐτοὺς εἶδε καὶ τὰ πράσιμα, τοῦτο δέ τούς ἀγοράζοντας. ἐκ γὰρ τούτων εἶδον παριόντες γυναῖκά τινα ἀνανεύουσαν καὶ λέγουσαν ὅτι Ἶ-Ῑπαρ δρακόντειον</text:p>
          </table:table-cell>
          <table:table-cell table:style-name="Table1.A1" office:value-type="string">
            <text:p text:style-name="P2"/>
          </table:table-cell>
        </table:table-row>
        <table:table-row table:style-name="TableLine2099917555392">
          <table:table-cell table:style-name="Table1.A1" office:value-type="string">
            <text:p text:style-name="P2">58 ΑΡΕΙΟΣ Πο ΤΗΡ</text:p>
          </table:table-cell>
          <table:table-cell table:style-name="Table1.A1" office:value-type="string">
            <text:p text:style-name="P2"/>
          </table:table-cell>
        </table:table-row>
        <table:table-row table:style-name="TableLine2099917553488">
          <table:table-cell table:style-name="Table1.A1" office:value-type="string">
            <text:p text:style-name="P2">κατὰ κύαθον ἑπτακαίδεκα ζαγκλῶν κορυβαντιῶσι δή. ἐνταῦθα δέ ψόφον ἥκουσαν λεῖον ὥς τινος κικκαβαῦ κικκαβαῦ ἠρέμα ἠχοῦντος ἀπὸ πωλητηρίου ζοφεροῦ. ὃ καὶ σημεῖον παρεῖχε τοιόνδε· γλαυκοπωλεῐόν εἰμι τοῦ Εὕλοπος, πρίω ἐνθάδε αἰγωλίους στρίγας βουβῶνας σκῶπας ὤτους βούφους ἀσκαλάφους ἐλεοὺς κικκάβας. καί ἔπειτα ὁ Ἄρειος εἶδε μειράκιά τινα ἡλικιώτας αὐτοῦ οἵπερ τὰς ῥῖνας παρεῖχον πρὸς ὕαλον πιεζομένας βλέποντες πρὸς σάρα ἀτενέσι τοῖς ὀφθαλμοῖς. ἤκουσε δέ τινος φθεγγομένου Ἰδού, ὁ νέος Ὑπερνεφελὸς Δισχιλιοστὸς θάττων ὢν ἁπάντων τῶν πρὸ τοῦ.</text:p>
          </table:table-cell>
          <table:table-cell table:style-name="Table1.A1" office:value-type="string">
            <text:p text:style-name="P2"/>
          </table:table-cell>
        </table:table-row>
        <table:table-row table:style-name="TableLine2099917549136">
          <table:table-cell table:style-name="Table1.A1" office:value-type="string">
            <text:p text:style-name="P2">καὶ πανταχοῦ ἦν ἰδεῖν τὰ πωλητὰ οἷον τηλεσκοπικὰ ἢ τεχνήματα ἀργυρᾶ καὶ πάνυ ξενικὰ αὐτῷ ὡς οὐπώποθ’ ἑωρακότι ἢ σπλῆνας νυκτερίδων ἢ ὀφθαλμοὺς ἐγχελύων κατ’ ἀγγεῖα ἀποκειμένους ἢ βιβλία ἐπῳδικὰ ἐπὶ βιβλίοις ἐπισφαλῶς σεσωρευμένα ἢ γραφίδας τε καὶ διφθέρας ἦ φιάλας φαρμάκου ἢ σφαίρας σεληνιακὰς ἥ ἐνταῦθα δὴ ὁ Ἁγριώδης ὑπολαβὼν τὸν Γριγγώτου ἔδειξεν. πρὸς γὰρ οἰκοδόμημά τι ἀφίκοντο λευκὸν καὶ τὰ ἕτερα οἰκίδια πολλῶ ὑπερτέλλον. καί πρὸ θυρῶν - χαλκαῖ δ’ ἦσαν καί ξεσταί- τῷ</text:p>
          </table:table-cell>
          <table:table-cell table:style-name="Table1.A1" office:value-type="string">
            <text:p text:style-name="P2"/>
          </table:table-cell>
        </table:table-row>
        <table:table-row table:style-name="TableLine2099917551312">
          <table:table-cell table:style-name="Table1.A1" office:value-type="string">
            <text:p text:style-name="P2">Ἁρείῳ ι’δόντι τινὰ στολῇ φοίνικι καί χρυσῷ ποικίλῃ ἠμφιεσμένον καῖ μέλλοντι αἰτήσειν ὅποιός ἐστιν ὁ Ἁγριώδης Κόβαλος δῆτα, ε”φη σιωπῇ. ἐβάδιζον δ’ ἤδη ὡς αὐτὸν ἐπὶ τὴν τοῦ οἰκήματος προσανάβασιν. ὁ δέ τῇ κεφαλῇ μικρότερος ὢν τοῦ Ἁρείου τόν πώγωνα εῖχεν ὀξὺν καὶ τὸ πρόσωπον μέλαν τε καὶ ὡς ἀνδρὸς σοφωτέρου. τοὺς δὲ δακτύλους καὶ τοὺς πόδας Ἄρειος ε”γνω ὑπερ-μήκεις ὄντας. ὁ δ’ εἰσιόντας αὐτοὺς προσεκύνησε. καὶ ἔνδον γεν-<text:soft-page-break/>όμενοι ε”βλεπον πρὸς θύρας ἑτέρας ἀργυρᾶς οὔσας. ἐνεγέγραπτο δ’ ἐπ’ αὐταῖς τάδε’ Γριγγώτου δόμος εἰμ’, ὦ ξεῖνε· σύ δ’ εἴσιθι χαίρων μὴ φιλόχρυσος ἄγαν μήτε φιλάργυρος ὧν.</text:p>
          </table:table-cell>
          <table:table-cell table:style-name="Table1.A1" office:value-type="string">
            <text:p text:style-name="P2"/>
          </table:table-cell>
        </table:table-row>
        <table:table-row table:style-name="TableLine2099917546960">
          <table:table-cell table:style-name="Table1.A1" office:value-type="string">
            <text:p text:style-name="P2">εἷ δ’ ἀφέλοις ἀδίκως τᾶνδον καῖ ἀνάξια πλάσσοις, τούτων χρὴ διδόναι διπλασίαν σέ δίκην.</text:p>
          </table:table-cell>
          <table:table-cell table:style-name="Table1.A1" office:value-type="string">
            <text:p text:style-name="P2"/>
          </table:table-cell>
        </table:table-row>
        <table:table-row table:style-name="TableLine2099917560560">
          <table:table-cell table:style-name="Table1.A1" office:value-type="string">
            <text:p text:style-name="P2">εἰ δ’ ἄρα λῃστεύσων ἐθέλεις δῦναι κατὰ γαίης ἀλλότριόν τε λαβεῖν ἀργύριον μελετᾷς, κεί κλέψαι τι νοεῖς ἐμέ, δεῖ φοβέεσθαι μὴ προσιὼν σύ τυχῇς οὐ μόνον ἀργυρίου.</text:p>
          </table:table-cell>
          <table:table-cell table:style-name="Table1.A1" office:value-type="string">
            <text:p text:style-name="P2"/>
          </table:table-cell>
        </table:table-row>
        <table:table-row table:style-name="TableLine2099917550224">
          <table:table-cell table:style-name="Table1.A1" office:value-type="string">
            <text:p text:style-name="P2">Ὡς εἴρηκα, ε”φη ὁ Ἁγριώδης, οὐδεὶς λῃστεύοι ἂν τὰ παρ’ αὐτοῖς, εἴγε μὴ μαίνοιτο δήπου.</text:p>
          </table:table-cell>
          <table:table-cell table:style-name="Table1.A1" office:value-type="string">
            <text:p text:style-name="P2"/>
          </table:table-cell>
        </table:table-row>
        <table:table-row table:style-name="TableLine2099917546416">
          <table:table-cell table:style-name="Table1.A1" office:value-type="string">
            <text:p text:style-name="P2">ΠΕΡΙ ΤΟΥΣΤΕΝΩΠΟΥΔῘΑῙῸΝΤΟΣ 59</text:p>
          </table:table-cell>
          <table:table-cell table:style-name="Table1.A1" office:value-type="string">
            <text:p text:style-name="P2"/>
          </table:table-cell>
        </table:table-row>
        <table:table-row table:style-name="TableLine2099917556208">
          <table:table-cell table:style-name="Table1.A1" office:value-type="string">
            <text:p text:style-name="P2">κοβάλων δέ δυοῖν προσκυνησάντων, εἰσελθόντες διὰ τὰς ἀργυρᾶς θύρας εἰς αὐλὴν μεγάλην καῖ μαρμαρίνην, κατέλαβον αὐτόθι κοβάλους ὡς ἕκατον ἐπὶ σκολυθρίοις καθημένους ὑψηλοῖς, τούς μέν ἐπὶ βίβλους μεγάλας λόγους συγγράφοντας, τοὺς δ’ ἀργύρια ἀριθμοῦντας καὶ ἱστάντας τρυτάναις χαλκαῖς, ἄλλους δέ λιθίδια ὑπὸ διόπτρων ἐξετάζοντας, ἄλλους δ’ αὖ πρὸ τῶν θυρῶν μυρίων οὐσῶν παρεστῶτας ὅπως εἷς τὰ οἰκήματα μυρία εἰσδέχοιντο τούς εἰσιέναι ἦ ἐξιέναι ἀεὶ βουλομένους. προσέβησαν δ’ οὖν ἐκεῖνοι ἐπὶ τὴν τράπεζαν.</text:p>
          </table:table-cell>
          <table:table-cell table:style-name="Table1.A1" office:value-type="string">
            <text:p text:style-name="P2"/>
          </table:table-cell>
        </table:table-row>
        <table:table-row table:style-name="TableLine2099917559744">
          <table:table-cell table:style-name="Table1.A1" office:value-type="string">
            <text:p text:style-name="P2">προσειπὼν δέ κόβαλόν τινα ὅστις εἰς τὴν διακονίαν ε”τυχε πρό-χειρος ὤν, Χαῖρε, ε”φη ὁ Ἃγριώδης. ἥκομεν παρ’ ὑμᾶς ἀπαιτῆσαί τι βουλόμενοι τῶν χρημάτων τῶν ἐν τῷ ζυγάστρῳ τῷ τοῦ Ἁρείου Ποτῆρος παρακατατεθεμένων.</text:p>
          </table:table-cell>
          <table:table-cell table:style-name="Table1.A1" office:value-type="string">
            <text:p text:style-name="P2"/>
          </table:table-cell>
        </table:table-row>
        <table:table-row table:style-name="TableLine2099917554032">
          <table:table-cell table:style-name="Table1.A1" office:value-type="string">
            <text:p text:style-name="P2">Κλῇδα γὰρ, ἔφη, ὤνθρωπε, ε”χεις δήπου, ’Ἐχω γε, ἦ δ’ ὃς ὁ Ἁγριώδης, εἴπερ δυνατὸν εὑρεῖν αὐτήν. καὶ ἐκ τοῦ κόλπου ἀφελκύσας διπυρίτας οὐκ ὀλίγου σκυλακοτροφικοῦς εὐρῶτι πολλῷ κατασαπέντας, κατὰ τὸ ἐκείνου γραμματεῖον διασ-πείρων έτυχεν. ἐν δέ τούτῳ ὁ μέν κόβαλος τὰ μέτωπ’ ἀνέσπα ἀνιώμενος, ὁ δ’ ’Άρειος ἐθεᾶτο τὸν ἐν δεξιᾷ αὐτοῦ· ἵστατο γὰρ σωρὸν λυχνιτῶν ἀνθρακιαῖς ὁμοιοτάτων τὸ τε μέγεθος καὶ τὴν λαμπρότητα.</text:p>
          </table:table-cell>
          <table:table-cell table:style-name="Table1.A1" office:value-type="string">
            <text:p text:style-name="P2"/>
          </table:table-cell>
        </table:table-row>
        <text:soft-page-break/>
        <table:table-row table:style-name="TableLine2099917555664">
          <table:table-cell table:style-name="Table1.A1" office:value-type="string">
            <text:p text:style-name="P2">τέλος δέ ’Έχω δῆτα, ε”φη ὁ Ἀγριώδης, κλεῖν δεικνὺς μικρὰν καὶ χρυσῆν.</text:p>
          </table:table-cell>
          <table:table-cell table:style-name="Table1.A1" office:value-type="string">
            <text:p text:style-name="P2"/>
          </table:table-cell>
        </table:table-row>
        <table:table-row table:style-name="TableLine2099917553760">
          <table:table-cell table:style-name="Table1.A1" office:value-type="string">
            <text:p text:style-name="P2">ἐκεῖνος δέ συντόνως ἐξετάσας Καλῶς ἔχει, ἔφη, ὥς γε φαίν-εται.</text:p>
          </table:table-cell>
          <table:table-cell table:style-name="Table1.A1" office:value-type="string">
            <text:p text:style-name="P2"/>
          </table:table-cell>
        </table:table-row>
        <table:table-row table:style-name="TableLine2099917548048">
          <table:table-cell table:style-name="Table1.A1" office:value-type="string">
            <text:p text:style-name="P2">Καὶ μὴν ἐπιστολὴν ἔχω, ἔφη, παρὰ τοῦ σοφιστοῦ Διμπλοδώρου, τοῦ σεμνοῦ μεστὸς ὢν καὶ ἐξυπτιάζων ἑαυτόν. Ἐν γὰρ αὐτῇ λέγει τι περὶ τοῦ ἀπορρήτου ἐκείνου τοῦ ἐν τῇ ἑπτακοσιοστῇ καῖ τρισκαι-δεκάτῃ κατώρυχι.</text:p>
          </table:table-cell>
          <table:table-cell table:style-name="Table1.A1" office:value-type="string">
            <text:p text:style-name="P2"/>
          </table:table-cell>
        </table:table-row>
        <table:table-row table:style-name="TableLine2099917554848">
          <table:table-cell table:style-name="Table1.A1" office:value-type="string">
            <text:p text:style-name="P2">ἀναγνοὺς δ’ αὐτὴν ἀκριβῶς ὁ κόβαλος πρὸς Ἁγριώδη πάλιν παρέδωκεν.</text:p>
          </table:table-cell>
          <table:table-cell table:style-name="Table1.A1" office:value-type="string">
            <text:p text:style-name="P2"/>
          </table:table-cell>
        </table:table-row>
        <table:table-row table:style-name="TableLine2099917560288">
          <table:table-cell table:style-name="Table1.A1" office:value-type="string">
            <text:p text:style-name="P2">Εἶὲν, ἔφη. κελεύσω οὖν τινὰ καταγαγεῖν ὑμᾶς εἰς τὰς κατώ-ρυχας. ὦ οὗτος, Γριφοῦχε.</text:p>
          </table:table-cell>
          <table:table-cell table:style-name="Table1.A1" office:value-type="string">
            <text:p text:style-name="P2"/>
          </table:table-cell>
        </table:table-row>
        <table:table-row table:style-name="TableLine2099917550496">
          <table:table-cell table:style-name="Table1.A1" office:value-type="string">
            <text:p text:style-name="P2">ὁ δέ Γ ριφοῦχος ἄλλος τις ἦν κόβαλος. Ἁγριώδης δέ τὰς διπυρ-ίτας ἀποθέμενος ὑπὸ κόλπον μεθ’ Ἁρείου εἵπετ’ αὐτῷ ὑφηγουμένῳ σφισί πρὸς μίαν τῶν αὐλείων θυρῶν.</text:p>
          </table:table-cell>
          <table:table-cell table:style-name="Table1.A1" office:value-type="string">
            <text:p text:style-name="P2"/>
          </table:table-cell>
        </table:table-row>
        <table:table-row table:style-name="TableLine2099917557568">
          <table:table-cell table:style-name="Table1.A1" office:value-type="string">
            <text:p text:style-name="P2">’Άρειος δέ Ποῖόν ἐστιν ἄρα, ἔφη, ἐκεῖνο τὸ ἀπόρρητον τὸ τῆς ἑπτακοσιοστῆς καὶ τρισκαιδεκάτης κατώρυχος, Οὐ θεμιτὸν εἰπεῖν, ἦ δ’ ὃς ὁ Ἁγριώδης αἰνιττόμενος. Μάλιστα γὰρ ἄρρητόν ἐστιν ἄτε περὶ τῶν Ὑογοήτου πραγμάτων ὅν. Τοσοῦτο γὰρ ἐπίστευσέ μοι ὁ Διμπλόδωρος, πλὴν ἀλλ’ οἴχεταί μοι ἡ δόξα τῆς τέχνης, εἴτι λέγοιμι.</text:p>
          </table:table-cell>
          <table:table-cell table:style-name="Table1.A1" office:value-type="string">
            <text:p text:style-name="P2"/>
          </table:table-cell>
        </table:table-row>
        <table:table-row table:style-name="TableLine2099917546144">
          <table:table-cell table:style-name="Table1.A1" office:value-type="string">
            <text:p text:style-name="P2">60 ΑΡΕιοΣ Πο ΤΗΡ</text:p>
          </table:table-cell>
          <table:table-cell table:style-name="Table1.A1" office:value-type="string">
            <text:p text:style-name="P2"/>
          </table:table-cell>
        </table:table-row>
        <table:table-row table:style-name="TableLine2099917560832">
          <table:table-cell table:style-name="Table1.A1" office:value-type="string">
            <text:p text:style-name="P2">ἀνοίξαντος δὲ τοῦ Γριφούχου τὴν θύραν αὐτοῖς, εἰσῇσαν εἰς διαδρομὴν στενὴν οὖσαν καῖ λιθόστρωτον - μαρμαρίνην γὰρ ἤλπιζεν ε”σεσθαι ὁ “Αρειος - καὶ ὑπὸ δᾳδῶν καταλαμπομένην. αὕτη δ’ ἡ ἄτραπος καταντὴς οὐσα καὶ πάνυ ἐπικλινὴς κάτω ἔφερε, τροχιὰς μικρὰς καὶ σιδηροδρομικὰς χαμαὶ παρέχουσα. σημάναν-τος δ’ ἐκείνου συρίγματι, ἅμαξα βαιὰ κατὰ τροχιὰς ᾖξε πρὸς αὐτούς, οἱ δέ εἰσέβησαν - τοῦτο δ’ οὐ ῥᾴδιον ἦν τῷ γ’ Ἁγριώδει μεγάλῳ πεφυκότι - καί ἰδοῦ ἀφωρμήθησαν.</text:p>
          </table:table-cell>
          <table:table-cell table:style-name="Table1.A1" office:value-type="string">
            <text:p text:style-name="P2"/>
          </table:table-cell>
        </table:table-row>
        <table:table-row table:style-name="TableLine2099917549408">
          <table:table-cell table:style-name="Table1.A1" office:value-type="string">
            <text:p text:style-name="P2">καὶ τὸ πρῶτον διὰ λαβύρινθον ἐφέροντο· ὥστε οὐχ οἷοί τ’ ῆσαν τὰ τῆς ὁδοῦ κομιδῇ ἀπομαθεῖν ἅτε πανταχόσε στρεφόμενον ἡ γὰρ ἅμαξα ᾄττει τότε μὲν <text:soft-page-break/>πρὸς ἀριστερὰν τότε δέ πρὸς δεξιὰν ἐκεῖσε κάκεῖσε εἶτ’ ἐκεῖσε καί τὸ δεῦρο καὶ δεῦρι καῦθις ἐκεῖσε δρομαίως ἐλαύνουσα ἐξ αὐτομάτου, ὡς ἐφαίνετο, τοῦ γοῦν Γριφούχου οὐ κυβερνῶντος.</text:p>
          </table:table-cell>
          <table:table-cell table:style-name="Table1.A1" office:value-type="string">
            <text:p text:style-name="P2"/>
          </table:table-cell>
        </table:table-row>
        <table:table-row table:style-name="TableLine2099917561920">
          <table:table-cell table:style-name="Table1.A1" office:value-type="string">
            <text:p text:style-name="P2">ἀλλ’ ὁ ’Ἁρειος τοῦς μὲν ὀφθαλμοὺς πάνυ ἤλγει ὑπ’ ἀνέμου παρα-πνεύοντος αὐτούς, ὅμως δ’ οὐκ ἕμυσεν. πλὴν ἀλλ’ ἀθρῶν ποτε πῦρός τι, περιέστρεψε πρὸς τούπίσω τὸν τράχηλον εἴ πως δράκοντα τύχοι ἰδὼν πυριγενῆ, καί οὕτω ἔφθασεν αὐτὸν ἡ ἅμαξα καῖ κατωτέρω καταβαίνουσα. ἐντεῦθεν δὴ παριόντες λίμνην ὑπόγειον κατεῖδον σταλαγμίτας τε καῖ σταλακτίτας ἀπὸ τοῦ τ’ ἐδάφους καὶ τῆς ὀροφῆς μεγάλους γεγενημένους.</text:p>
          </table:table-cell>
          <table:table-cell table:style-name="Table1.A1" office:value-type="string">
            <text:p text:style-name="P2"/>
          </table:table-cell>
        </table:table-row>
        <table:table-row table:style-name="TableLine2099917548320">
          <table:table-cell table:style-name="Table1.A1" office:value-type="string">
            <text:p text:style-name="P2">ὁ δέ θἈρειος μεγάλῃ τῇ φωνῇ ὡς ε”δει βοῆσαι διὰ τὸ ἄγαν ψοφεῖν τὴν ἅμαξαν Οὐδέποτε, ἔφη, συνῆκα καθ’ ὅ τι διαφέρουσιν ἀλλήλοις οἱ σταλαγμῖται καὶ οἱ σταλακτῖται.</text:p>
          </table:table-cell>
          <table:table-cell table:style-name="Table1.A1" office:value-type="string">
            <text:p text:style-name="P2"/>
          </table:table-cell>
        </table:table-row>
        <table:table-row table:style-name="TableLine2099917555120">
          <table:table-cell table:style-name="Table1.A1" office:value-type="string">
            <text:p text:style-name="P2">Ἁγριώδης δέ Τὸ σταλαγμίτης, ἔφη, μῦ ε”χει δήπου. ἀλλὰ νῦν δὴ ἀντὶ τῶν πάντων ἀλλαξαίμην ἂν τὸ μὴ φιλοσοφεῖν ἐπεὶ σφόδρα ναυτιῶ.</text:p>
          </table:table-cell>
          <table:table-cell table:style-name="Table1.A1" office:value-type="string">
            <text:p text:style-name="P2"/>
          </table:table-cell>
        </table:table-row>
        <table:table-row table:style-name="TableLine2099917561104">
          <table:table-cell table:style-name="Table1.A1" office:value-type="string">
            <text:p text:style-name="P2">καὶ ὕπωχρος δὴ ἐφαίνετο γενόμενος. καὶ ἐπειδὴ ἡ ἅμαξα τέλος οὐκέτι κινουμένη εἱστήκει πρὸ θυριδίου τινός, καί τότ’ αὐτὸν ε”δει ἐκβάντα τείχει ἐπερείδεσθαι ὅπως μὴ τὰ γόνατα τοσοῦτο τρέμοι.</text:p>
          </table:table-cell>
          <table:table-cell table:style-name="Table1.A1" office:value-type="string">
            <text:p text:style-name="P2"/>
          </table:table-cell>
        </table:table-row>
        <table:table-row table:style-name="TableLine2099917554304">
          <table:table-cell table:style-name="Table1.A1" office:value-type="string">
            <text:p text:style-name="P2">ὁ δέ Γριφοῦχος ἀνέῳξε τὸ θυρίδιον τῇ κλῄδι. καὶ εὐθὺς καπνὸς πολὺς καὶ χλωρὸς ἄνω ἐχώρει’ ἐπειδὴ δ’ ἀπῃθρίασεν ὁ ’Άρειος κέχηνεν ε”νδον ἰδὼν χρυσία τε καὶ ἀργύρια σωρηδὸν κατακείμενα καί πόλλ’ ε”τι χαλκία τῶν κονίδων καλουμένων.</text:p>
          </table:table-cell>
          <table:table-cell table:style-name="Table1.A1" office:value-type="string">
            <text:p text:style-name="P2"/>
          </table:table-cell>
        </table:table-row>
        <table:table-row table:style-name="TableLine2099917552944">
          <table:table-cell table:style-name="Table1.A1" office:value-type="string">
            <text:p text:style-name="P2">ὁ δ’ Ἁγριώδης γελάσας Σὰ γάρ, ἔφη, ἐκεῖνα πάντα.</text:p>
          </table:table-cell>
          <table:table-cell table:style-name="Table1.A1" office:value-type="string">
            <text:p text:style-name="P2"/>
          </table:table-cell>
        </table:table-row>
        <table:table-row table:style-name="TableLine2099917550768">
          <table:table-cell table:style-name="Table1.A1" office:value-type="string">
            <text:p text:style-name="P2">ἀλλ’ ὁ ’Άρειος ἐνόμιζε θαῦμ’ ἀνέλπιστον εἶναι ὅτι τοσαῦτά ἐστίν οἱ χρήματα. δῆλον γὰρ ὅτι οἱ Δούρσλειοι γνόντες τι περὶ τούτων ἀφείλοντ’ ἂν αὐτὰ θᾶττον ἢ δύναιτο ἄν τις σκαρδαμύξαι. Πολλάκις γὰρ ἐκείνους ἤκουσε ποτνιάσασθαι φάσκοντας ὅσον χρὴ ἀναλίσκειν εἰς τὸ τρέφεσθαι αὐτόν. οὐσίαν δ’ ἄρα τοσαύτην ἐκ πολλοῦ χρόνου ὑπάρξαι αὐτῷ ὑπὸ Λονδίνῳ κάτω κεκρυμμένην.</text:p>
          </table:table-cell>
          <table:table-cell table:style-name="Table1.A1" office:value-type="string">
            <text:p text:style-name="P2"/>
          </table:table-cell>
        </table:table-row>
        <text:soft-page-break/>
        <table:table-row table:style-name="TableLine2099917557024">
          <table:table-cell table:style-name="Table1.A1" office:value-type="string">
            <text:p text:style-name="P2">ΠΕΡΙ ΤΟΥΣΤΕΝΩΠΟΥ ΔῙΑῘῸΝΤΟΣ 61</text:p>
          </table:table-cell>
          <table:table-cell table:style-name="Table1.A1" office:value-type="string">
            <text:p text:style-name="P2"/>
          </table:table-cell>
        </table:table-row>
        <table:table-row table:style-name="TableLine2099917547232">
          <table:table-cell table:style-name="Table1.A1" office:value-type="string">
            <text:p text:style-name="P2">ὁ δ’ Ἁγριώδης ἐβοήθει αὐτῷ ἐντιθεὶς ἅμα ὀλίγα κέρματα μαρσίππῳ.</text:p>
          </table:table-cell>
          <table:table-cell table:style-name="Table1.A1" office:value-type="string">
            <text:p text:style-name="P2"/>
          </table:table-cell>
        </table:table-row>
        <table:table-row table:style-name="TableLine2099917546688">
          <table:table-cell table:style-name="Table1.A1" office:value-type="string">
            <text:p text:style-name="P2">Γ αλεῶται, ε”φη διηγούμενος, τὰ χρυσία ἐστί· γαλεώτην μὲν γὰρ ποιοῦσιν ἑπτακαίδεκα ἀργυραῖ ζαγκλαί, ζαγκλὴν δέ εἴκοσιν ἐννέα κονίδες. ἄλλο τι ἢ ῥᾴδιον,· καλῶς ἔχει. τάδε μὲν γὰρ διαρκέσει σοὶ εἷς δύο περιόδους. τᾶλλα ἐν ἀσφαλεῖ ἕσται. ἐπιστρεφόμενος δέ πρὸς τὸν Γριφοῦχον ’Ἁγε δή, ἔφη. κατίωμεν πρὸς τὴν κατώρυχα τὴν ἑπτακοσιοστὴν καὶ τρισκαιδεκάτην. καῖ πρὸς θεῶν ὅπως βραδύτερον ε’λᾷς.</text:p>
          </table:table-cell>
          <table:table-cell table:style-name="Table1.A1" office:value-type="string">
            <text:p text:style-name="P2"/>
          </table:table-cell>
        </table:table-row>
        <table:table-row table:style-name="TableLine2099917557840">
          <table:table-cell table:style-name="Table1.A1" office:value-type="string">
            <text:p text:style-name="P2">ὁ δ’ Ἀδύνατον, ἔφη, οὐ γὰρ χωρεῖὴ ἅμαξα εἰ μὴ κατὰ τάχος.</text:p>
          </table:table-cell>
          <table:table-cell table:style-name="Table1.A1" office:value-type="string">
            <text:p text:style-name="P2"/>
          </table:table-cell>
        </table:table-row>
        <table:table-row table:style-name="TableLine2099917549680">
          <table:table-cell table:style-name="Table1.A1" office:value-type="string">
            <text:p text:style-name="P2">καὶ κατωτέρω ἥδη κατέβαινον καί ε”τι θᾶττον ἤλαυνον.</text:p>
          </table:table-cell>
          <table:table-cell table:style-name="Table1.A1" office:value-type="string">
            <text:p text:style-name="P2"/>
          </table:table-cell>
        </table:table-row>
        <table:table-row table:style-name="TableLine2099917558928">
          <table:table-cell table:style-name="Table1.A1" office:value-type="string">
            <text:p text:style-name="P2">ᾀττούσης δέ τῆς ἀμάξης καί καμπτούσης τοὺς τῆς διαδρομῆς ἀγκῶνας, ὁ ἀὴρ ἀεὶ ψυχρότερος ἐγίγνετο περῖ αὐτῶν. διαβαινούσης δέ φάραγγα ὑπόγειον, ὁ μὲν ’Άρειος ὑπέρ τοῦ τοίχου παρέκυψεν ὡς θέλων κατιδεῖν τί ἐστιν ὑπὸ ζόφον ἐν τῷ πυθμένι, ὁ δ’ Ἁγριώδης στενάγματι τὴν χεῖρα ἐπιθεὶς τῷ τραχήλῳ ἀφείλκυσεν αὐτόν.</text:p>
          </table:table-cell>
          <table:table-cell table:style-name="Table1.A1" office:value-type="string">
            <text:p text:style-name="P2"/>
          </table:table-cell>
        </table:table-row>
        <table:table-row table:style-name="TableLine2099917545600">
          <table:table-cell table:style-name="Table1.A1" office:value-type="string">
            <text:p text:style-name="P2">ἡ τοίνυν κατῶρυξ ἡ ἑπτακοσιοστὴ καὶ τρισκαιδεκάτη ὀπὴν οὐκ εἶχε πρὸς κλεῖν.</text:p>
          </table:table-cell>
          <table:table-cell table:style-name="Table1.A1" office:value-type="string">
            <text:p text:style-name="P2"/>
          </table:table-cell>
        </table:table-row>
        <table:table-row table:style-name="TableLine2099917551856">
          <table:table-cell table:style-name="Table1.A1" office:value-type="string">
            <text:p text:style-name="P2">Ἀπόστητε, ἔφη ὁ Γριφοῦχος σεμνυνόμενος ἑαυτόν. Καί ἠρέμα ἐψηλάφησεν τὸ θυρίδιον ἑνὶ τῶν δακτύλων ὑπερμήκων. τὸ δ’ ἀτεχνῶς ἀπέτηξεν.</text:p>
          </table:table-cell>
          <table:table-cell table:style-name="Table1.A1" office:value-type="string">
            <text:p text:style-name="P2"/>
          </table:table-cell>
        </table:table-row>
        <table:table-row table:style-name="TableLine2099917560016">
          <table:table-cell table:style-name="Table1.A1" office:value-type="string">
            <text:p text:style-name="P2">Εἰ δέ τις, ἔφη, μὴ Γριγγώτου κόβαλος ὢν ἐπιχειρήσειε τοῦτο ποιῆσαι, διὰ θύρας ῥοφηθείς ε”νδον ἂν εἴργοιτο.</text:p>
          </table:table-cell>
          <table:table-cell table:style-name="Table1.A1" office:value-type="string">
            <text:p text:style-name="P2"/>
          </table:table-cell>
        </table:table-row>
        <table:table-row table:style-name="TableLine2099917554576">
          <table:table-cell table:style-name="Table1.A1" office:value-type="string">
            <text:p text:style-name="P2">τῷ δ’ Ἁρείῳ αἰτήσαντι ὅσακις σκοποίη εἴ τις ε”νδον εἴη Σχεδόν, ε”φη μάλ’ ἀηδῶς γελάσας, δι’ ἐνιαυτοῦ δεκάτου.</text:p>
          </table:table-cell>
          <table:table-cell table:style-name="Table1.A1" office:value-type="string">
            <text:p text:style-name="P2"/>
          </table:table-cell>
        </table:table-row>
        <table:table-row table:style-name="TableLine2099917547504">
          <table:table-cell table:style-name="Table1.A1" office:value-type="string">
            <text:p text:style-name="P2">ὁ δέ ἅτε πεπεισμένος δεῖν θαυμαστόν τι ὡς σφόδρα ἐντὸς τῆσδε τῆς κατώρυχος κεῖσθαι οὕτως ὀχυρᾶς οὔσης καὶ δυσπροβάτου, πολλῇ σπουδῇ προῦκυψεν ἐλπίζων λιθίδια καθάπερ τὰ μεμυθευμένα ὄψεσθαι <text:soft-page-break/>εἴγ’ ἄλλο μηδέν’ ἀλλὰ πρῶτον μὲν κενὸν δὴ ἐνόμιζεν εἶναι τὸ οἴκημα, ε”πειτα δέ κατεῖδε μικρόν τι χαμαὶ κείμενον· αὐχμηρὸν δ’ ἦν καὶ χάρτῃ κιρρῴ κεκαλυμμένον. ἀναλαβὼν δὲ τοῦτο Ἁγριώδης εἰς κόλπον ἀπέθετο. ὁ δ’ Ἄρειος μάλιστα μὲν ἐβούλετο μαθεῖν τί ἐστι, κατεσιώπησε δ’ ὅμως.</text:p>
          </table:table-cell>
          <table:table-cell table:style-name="Table1.A1" office:value-type="string">
            <text:p text:style-name="P2"/>
          </table:table-cell>
        </table:table-row>
        <table:table-row table:style-name="TableLine2099917561376">
          <table:table-cell table:style-name="Table1.A1" office:value-type="string">
            <text:p text:style-name="P2">ἐκεῖνος δέ ’Άγε δή, ἔφη. ἐπανίωμεν οὖν εἰς τὴν κατάρατον ἄμαξαν. ἀλλὰ μηδὲν πρὸς ε’μὲ διαλέγεσθαι ἐν ὁδῷ’ βοῦς γὰρ ἐπὶ γλώττῃ βέβηκε μέγας.</text:p>
          </table:table-cell>
          <table:table-cell table:style-name="Table1.A1" office:value-type="string">
            <text:p text:style-name="P2"/>
          </table:table-cell>
        </table:table-row>
        <table:table-row table:style-name="TableLine2099917559472">
          <table:table-cell table:style-name="Table1.A1" office:value-type="string">
            <text:p text:style-name="P2">62 ΑΡΕΙΟΣ ΠΟΤΗΡ</text:p>
          </table:table-cell>
          <table:table-cell table:style-name="Table1.A1" office:value-type="string">
            <text:p text:style-name="P2"/>
          </table:table-cell>
        </table:table-row>
        <table:table-row table:style-name="TableLine2099917547776">
          <table:table-cell table:style-name="Table1.A1" office:value-type="string">
            <text:p text:style-name="P2">καὶ οὐ διὰ μακροῦ τῇ ἀμάξῃ τραχέως ἀνενεχθέντες πάλιν ἀφίκοντο ε”ξωθε τοῦ Γριγγώτου, τὰ βλέφαρα δι’ ἡλίου λαμπρότητα συμ-βάλλοντες. ὁ μέντοι ’Άρειος οὐκ ᾔδει ὅποι τὸ πρῶτον ἐλθῇ σακίον ε”χων ἀργυρίου. καῖ γὰρ μὴ λογισάμενος ὁπόσοι γαλεῶται λίραν ποιοῦσιν ἀγγλικήν, εἰδέναι γοῦν ἐξῆν τοσαῦτα κεκτημένος χρήματα ὅσα μὴ ὅτι αὐτὸς ε”σχηκέ ποτε τοῦ βίου ἀλλ’ οὐδ’ ὁ βέλτιστος Δούδλιος.</text:p>
          </table:table-cell>
          <table:table-cell table:style-name="Table1.A1" office:value-type="string">
            <text:p text:style-name="P2"/>
          </table:table-cell>
        </table:table-row>
        <table:table-row table:style-name="TableLine2099917558112">
          <table:table-cell table:style-name="Table1.A1" office:value-type="string">
            <text:p text:style-name="P2">ὁ δ’ οὖν Ἁγριώδης ἐπινεύσας πρὸς πωλητήριόν τι - τοῦτο γὰρ ἦν τὸ τῆς Μαλκιούσης ε”νθα ἱμάτια παντοδαπὰ ἐπωλεῖτο - Ἠ δοκεῖ σοι, ἔφη, τὴν στολὴν νῦν πρίασθαι, ἀλλ’ εἰπέ μοι, ὦ Ἄρειε, ἦ που σύ ἀγανακτήσαις ἄν μοι ἀπιόντι ἀναληψομένῳ ἐμαυτόν, μισῶ γὰρ τὰς ἁμάξας Γριγγωτίας. καῖ τῷ ὅντι ἐφαίνετο νοσῶν τι. ὥστε ὁ ’Άρειος μόνος εἰσῆλθεν εἰς τὸ Μαλκιούσης, περίφοβος γενόμενος.</text:p>
          </table:table-cell>
          <table:table-cell table:style-name="Table1.A1" office:value-type="string">
            <text:p text:style-name="P2"/>
          </table:table-cell>
        </table:table-row>
        <table:table-row table:style-name="TableLine2099917545872">
          <table:table-cell table:style-name="Table1.A1" office:value-type="string">
            <text:p text:style-name="P2">αὕτη δέ φαρμακὶς ε”τυχεν οὖσα παχεῖά τε καὶ βραχεῖα πορφυρίδ’ ἠμφιεσμένη. μειδιάσασα δέ καῖ φθάσασα αὐτὸν πόλλ’ ε”τι μέλλοντα λέγειν Τὰ “Υογοητικά, ἔφη, ὦ νεανία, ἅπαντα γὰρ ε”χομεν ἐνθάδε.</text:p>
          </table:table-cell>
          <table:table-cell table:style-name="Table1.A1" office:value-type="string">
            <text:p text:style-name="P2"/>
          </table:table-cell>
        </table:table-row>
        <table:table-row table:style-name="TableLine2099917562192">
          <table:table-cell table:style-name="Table1.A1" office:value-type="string">
            <text:p text:style-name="P2">νεανίσκον γὰρ ἄλλον τινὰ νῦν δὴ σκευαζόμεθα. καῖ μὴν τὸ μειράκιον κατεῖδεν - ἦν δέ αὐτῷ πρόσωπον ὕπωχρον καὶ ὀξύ – ἐφεστὸς σκιμπόδι ἐν ᾧ ἡ ἑτέρα φαρμακὶς τὸν μέλαν τρίβωνα ὑπερμήκη</text:p>
          </table:table-cell>
          <table:table-cell table:style-name="Table1.A1" office:value-type="string">
            <text:p text:style-name="P2"/>
          </table:table-cell>
        </table:table-row>
        <table:table-row table:style-name="TableLine2099917561648">
          <table:table-cell table:style-name="Table1.A1" office:value-type="string">
            <text:p text:style-name="P2">ξυνέστελλε περονίοις μικροῖς. ἐκείνη δέ στήσασα τὸν Ἄρειον πλησίον τούτου καῖ περιβαλοῦσα τρίβωνα καί αὐτῷ, ὡσαύτως ἀνεκόλπαζε περονίοις <text:soft-page-break/>ἵνα ἀκριβέστερον ἀρμόζῃ.</text:p>
          </table:table-cell>
          <table:table-cell table:style-name="Table1.A1" office:value-type="string">
            <text:p text:style-name="P2"/>
          </table:table-cell>
        </table:table-row>
        <table:table-row table:style-name="TableLine2099917558384">
          <table:table-cell table:style-name="Table1.A1" office:value-type="string">
            <text:p text:style-name="P2">Χαῖρε, ε”φη ὁ νεανίσκος. καῖ σὺ πρὸς ’Υογοήτοω Ναί, ε”φη ὁ Ἄρειος.</text:p>
          </table:table-cell>
          <table:table-cell table:style-name="Table1.A1" office:value-type="string">
            <text:p text:style-name="P2"/>
          </table:table-cell>
        </table:table-row>
        <table:table-row table:style-name="TableLine2099917548592">
          <table:table-cell table:style-name="Table1.A1" office:value-type="string">
            <text:p text:style-name="P2">ἐκεῖνος δέ φωνὴν ἀφεὶς σεμνόστομον ὡς ὑπερηφανῶν αὐτοῦ Ὁ μέν πατὴρ ὠνεῖταί μοι τὰ βιβλία παρὰ τοῦ πλησίον, ἡ δέ μήτηρ</text:p>
          </table:table-cell>
          <table:table-cell table:style-name="Table1.A1" office:value-type="string">
            <text:p text:style-name="P2"/>
          </table:table-cell>
        </table:table-row>
        <table:table-row table:style-name="TableLine2099917562464">
          <table:table-cell table:style-name="Table1.A1" office:value-type="string">
            <text:p text:style-name="P2">τέως οὐ πολὺ ἀπέχουσα ζητεῖ μοὶ ῥάβδον. μετὰ δέ ταῦτα ὑφηγήσ-ομαι αὐτοῖς τὰ σάρα δρομικὰ σκεψομένοις. οὐ γὰρ ἐμποδῶν οἶμαι τοῖς πρωτοπείροις μὴ οῦ τῶν ἰδίων λαχεῖν σάρων. εὐμαρὲς γὰρ ῶς ε”μοιγε δοκεῖ τὸ πεῖσαι τὸν πατέρα σάρον πρίασθαι - τελέως γὰρ δεσπόζω αὐτοῦ - πραθὲν δέ παντὶ τρόπῳ μηχανήσομαι ὅπως λαθὼν παρεισκομιῶ.</text:p>
          </table:table-cell>
          <table:table-cell table:style-name="Table1.A1" office:value-type="string">
            <text:p text:style-name="P2"/>
          </table:table-cell>
        </table:table-row>
        <table:table-row table:style-name="TableLine2099917559200">
          <table:table-cell table:style-name="Table1.A1" office:value-type="string">
            <text:p text:style-name="P2">καὶ τὰ τοιαῦτα φάσκων ἐδόκει τῷ γ’ Ἁρείῳ μάλιστ’ ἐοικέναι τῷ Δουδλίῳ.</text:p>
          </table:table-cell>
          <table:table-cell table:style-name="Table1.A1" office:value-type="string">
            <text:p text:style-name="P2"/>
          </table:table-cell>
        </table:table-row>
        <table:table-row table:style-name="TableLine2099917562736">
          <table:table-cell table:style-name="Table1.A1" office:value-type="string">
            <text:p text:style-name="P2"/>
          </table:table-cell>
          <table:table-cell table:style-name="Table1.A1" office:value-type="string">
            <text:p text:style-name="P2"/>
          </table:table-cell>
        </table:table-row>
        <table:table-row table:style-name="TableLine2099917549952">
          <table:table-cell table:style-name="Table1.A1" office:value-type="string">
            <text:p text:style-name="P2">’Ἆρ’ ἴδιόν ἐστι σοὶ σάρον, Οὐδαμῶς. φΑρ’ ἰκαροσφαιρίζεις, Οὐδαμῶς γε. τοῦτο γοῦν εἶπεν ’Ἀρειος σκοπούμενος πρὸς ἑαυτὸν περὶ τῆς ἰκαροσφαιρικῆς ποῖόν τι τυγχάνει ὅν. </text:p>
          </table:table-cell>
          <table:table-cell table:style-name="Table1.A1" office:value-type="string">
            <text:p text:style-name="P2"/>
          </table:table-cell>
        </table:table-row>
        <table:table-row table:style-name="TableLine2099917555936">
          <table:table-cell table:style-name="Table1.A1" office:value-type="string">
            <text:p text:style-name="P2">Ἀλλ’ ἐπεὶ ἐγὼ ἰκαροσφαιρίζειν ἥδη δεινός εἰμι, ὁ πατὴρ οὔ φησιν ἀνεκτὸν ἂν εἶναι εἰ μὴ ἐξείη μοι σφαιρίζειν ὑπὲρ τῆς οἰκίας ᾑρημένῳ, καὶ ξύμφημι αὐτός αὐτῷ. ἆρα σὺ τὴν οἰκίαν οἶσθας τίνι ξυνέσεσθαι μέλλεις, Οὐδαμῶς, ἦ δ’ ὂς ὁ Ἄρειος δοκῶν ἑαυτῷ μαλ’ αὐτίκα τοῦ ἀβελτέρου μετέχειν.</text:p>
          </table:table-cell>
          <table:table-cell table:style-name="Table1.A1" office:value-type="string">
            <text:p text:style-name="P2"/>
          </table:table-cell>
        </table:table-row>
        <table:table-row table:style-name="TableLine2099917551040">
          <table:table-cell table:style-name="Table1.A1" office:value-type="string">
            <text:p text:style-name="P2">ΠΕΡΙ ΤΟΥΣΤΕΝΩΠΟΥΔΙΑΓΟΝΤΟΣ 63</text:p>
          </table:table-cell>
          <table:table-cell table:style-name="Table1.A1" office:value-type="string">
            <text:p text:style-name="P2"/>
          </table:table-cell>
        </table:table-row>
        <table:table-row table:style-name="TableLine2099917551584">
          <table:table-cell table:style-name="Table1.A1" office:value-type="string">
            <text:p text:style-name="P2">ἐκεῖνος δ’ ἀναλαβὼν Ἀλλ’ οὐδείς, ἔφη, ὡς εἰκάσαι, μάλ’ ἀκριβῶς οἶδε πρῖν ἂν ἀφίκηται δήπου. οὐ μὴν ἀλλ’ ἐγῷδα αὐτὸς Σλυθήρινος γενησόμενος καθάπερ οἱ ἡμέτεροι οἱ πάλαι. καὶ δὴ τοῖς Ὑφελπύφοις συνῆν. ἀλλὰ φθάσαιμ’ ἂν εὖ οἶδ’ ὅτι δραπέτης γενόμενος.</text:p>
          </table:table-cell>
          <table:table-cell table:style-name="Table1.A1" office:value-type="string">
            <text:p text:style-name="P2"/>
          </table:table-cell>
        </table:table-row>
        <table:table-row table:style-name="TableLine2099917556480">
          <table:table-cell table:style-name="Table1.A1" office:value-type="string">
            <text:p text:style-name="P2">ὁ δ’ ’Ἁρειος μῦ μῦ λαλῶν ἤθελε μὲν ἀξιόλογόν τι λέγειν, οὐδ’ ἐδυνήθη. </text:p>
          </table:table-cell>
          <table:table-cell table:style-name="Table1.A1" office:value-type="string">
            <text:p text:style-name="P2"/>
          </table:table-cell>
        </table:table-row>
        <table:table-row table:style-name="TableLine2099917552128">
          <table:table-cell table:style-name="Table1.A1" office:value-type="string">
            <text:p text:style-name="P2">ἐκεῖνος δέ Ἀλλ’ ὦ δαιμόνιε, ἔφη, βλέπε μοι πρὸς τουτονὶ τὸν ἄνθρωπον. ἐπένευε γὰρ πρὸς τὴν ἔμπροσθε φωταγωγόν, κατιδὼν αὐτόθι τὸν Ἁγριώδη <text:soft-page-break/>γελῶντα καὶ ἐπιδεῖξαι θέλοντα τῷ Ἁρείῳ ὡς οὐχ οῖός τ’ ἐστιν εἰσιέναι δύο ε”χων παγωτὰ μεγάλα.</text:p>
          </table:table-cell>
          <table:table-cell table:style-name="Table1.A1" office:value-type="string">
            <text:p text:style-name="P2"/>
          </table:table-cell>
        </table:table-row>
        <table:table-row table:style-name="TableLine2099917557296">
          <table:table-cell table:style-name="Table1.A1" office:value-type="string">
            <text:p text:style-name="P2">Ἰδοὺ Ἁγριώδης ἐστίν, ε”φη ὁ ’Άρειοςκ ἥδετο γὰρ εἰδὼς ἕν γε μήν οῖον ἠγνόει ὁ ἕτερος.</text:p>
          </table:table-cell>
          <table:table-cell table:style-name="Table1.A1" office:value-type="string">
            <text:p text:style-name="P2"/>
          </table:table-cell>
        </table:table-row>
        <table:table-row table:style-name="TableLine2099917552400">
          <table:table-cell table:style-name="Table1.A1" office:value-type="string">
            <text:p text:style-name="P2">Ἀλλ’ οἶδ’ ἀκούων. οὐκοῦν διάκονός τίς ἐστι, Κυνηγιοφύλαξ μὲν οῦν. χαλεπώτερον γὰρ ἤδη τὸ μείρακιον ἔφερε.</text:p>
          </table:table-cell>
          <table:table-cell table:style-name="Table1.A1" office:value-type="string">
            <text:p text:style-name="P2"/>
          </table:table-cell>
        </table:table-row>
        <table:table-row table:style-name="TableLine2099917552672">
          <table:table-cell table:style-name="Table1.A1" office:value-type="string">
            <text:p text:style-name="P2">ὁ δὲ Πάνυ γε, ἔφη. εἴρηται γὰρ ὥς ἐστι βάρβαρός τις ὅς γε διατρίβει μὲν ἐν καλύβῃ καί ἐνιότε μεθύει, ἐθέλει δ’ ὅμως μαγ-γανεύειν τι καὶ ἀνῆψέ ποτε τὴν κλίνην.</text:p>
          </table:table-cell>
          <table:table-cell table:style-name="Table1.A1" office:value-type="string">
            <text:p text:style-name="P2"/>
          </table:table-cell>
        </table:table-row>
        <table:table-row table:style-name="TableLine2099917553216">
          <table:table-cell table:style-name="Table1.A1" office:value-type="string">
            <text:p text:style-name="P2">Ἀλλ’ ε”γωγε διαπρεπέστατον αὐτὸν ἡγοῦμαι.</text:p>
          </table:table-cell>
          <table:table-cell table:style-name="Table1.A1" office:value-type="string">
            <text:p text:style-name="P2"/>
          </table:table-cell>
        </table:table-row>
        <table:table-row table:style-name="TableLine2099917558656">
          <table:table-cell table:style-name="Table1.A1" office:value-type="string">
            <text:p text:style-name="P2">ςΗ ὀρθῶς λέγεις, ἀλλ’ εἰπέ μοι διὰ τί οὑτοσὶ ξύνεστι σοί, ποῦ οἰ γονεῖς σοῦ, Τεθνᾶσιν, ε”φη ἐν βραχεῖ εἰπὼν ὡς οὐ θέλων διεξιέναι τὸ πρᾶγμα μετ’ ἐκείνου τοιούτου ὄντος.</text:p>
          </table:table-cell>
          <table:table-cell table:style-name="Table1.A1" office:value-type="string">
            <text:p text:style-name="P2"/>
          </table:table-cell>
        </table:table-row>
        <table:table-row table:style-name="TableLine2099917556752">
          <table:table-cell table:style-name="Table1.A1" office:value-type="string">
            <text:p text:style-name="P2">Λυποῦμαι, ἦ δ’ ὅς, οὐ δοκῶν λυπεῖσθαι. ἀλλ’ οὖν προσῆκόν γε τοῖς καθ’ ἡμᾶς δήπου, Φαρμακεύς γοῦν ὢν καὶ φαρμακίς.</text:p>
          </table:table-cell>
          <table:table-cell table:style-name="Table1.A1" office:value-type="string">
            <text:p text:style-name="P2"/>
          </table:table-cell>
        </table:table-row>
        <table:table-row table:style-name="TableLine2100198044912">
          <table:table-cell table:style-name="Table1.A1" office:value-type="string">
            <text:p text:style-name="P2"/>
          </table:table-cell>
          <table:table-cell table:style-name="Table1.A1" office:value-type="string">
            <text:p text:style-name="P2"/>
          </table:table-cell>
        </table:table-row>
        <table:table-row table:style-name="TableLine2100198045456">
          <table:table-cell table:style-name="Table1.A1" office:value-type="string">
            <text:p text:style-name="P2"/>
          </table:table-cell>
          <table:table-cell table:style-name="Table1.A1" office:value-type="string">
            <text:p text:style-name="P2"/>
          </table:table-cell>
        </table:table-row>
        <table:table-row table:style-name="TableLine2100198046000">
          <table:table-cell table:style-name="Table1.A1" office:value-type="string">
            <text:p text:style-name="P2">Καὶ γὰρ ἔγωγ’ οὐκ ἐπαινῶ τούς ἐν τέλει εἰ προσδέχονται τούς ἀλλοτρίους. οὐδέν γὰρ οἱ τοιοῦτοι ἐξισοῦνται ἡμῖν, οὔτε τὰ ἡμέτερα εἰδότες οὔτε ὀρθῶς τεθραμμένοι καῖ πεπαιδευμένοι. καὶ ε”νιοι μὰ ἐπιστολὴν ε”λα-Δι’ οὐδὲν μεμαθήκασι περὶ (Υογοήτου πρίν γε τὴν <text:s/>βον. τοιγαροῦν ἡγοῦμαι τὴν τοιαύτην παίδευσιν δεῖν ὡρίσθαι τοῖς τί ἐστιν ἄρα, ἀρχαίοις γένεσι τοῖς τῶν μάγων. ἀλλὰ τὸ γένος σοῦ, ἀλλὰ πρὶν τὸν ’Άρειον ἀποκρίνασθαι, ἡ Μαλκίουσα ε”φη ἀπεργ-άσασθαι ἃ δεῖ. ὁ δ’ οὐδέν ἀνιώμενος πρόφασιν ε”χειν μηκέτι διαλέγεσθαι ἐκείνῳ κατέβη ἀπὸ τοῦ σκιμπόδος.</text:p>
          </table:table-cell>
          <table:table-cell table:style-name="Table1.A1" office:value-type="string">
            <text:p text:style-name="P2"/>
          </table:table-cell>
        </table:table-row>
        <table:table-row table:style-name="TableLine2100198047360">
          <table:table-cell table:style-name="Table1.A1" office:value-type="string">
            <text:p text:style-name="P2">64 ΑΡΕιοΣ Πο ΤΗΡ</text:p>
          </table:table-cell>
          <table:table-cell table:style-name="Table1.A1" office:value-type="string">
            <text:p text:style-name="P2"/>
          </table:table-cell>
        </table:table-row>
        <table:table-row table:style-name="TableLine2100198046816">
          <table:table-cell table:style-name="Table1.A1" office:value-type="string">
            <text:p text:style-name="P2">ὁ δέ νεανίσκος ἐντρυφῶν ε”τι Τάχα, ἔφη, ὅψομαί σε ἐν Ὑογοήτου, ’Ἄρειος μέντοι πάνυ σιωπῶν κατήσθιε τὸ παγωτόν, Ἁγριώδους ἄρτι παραδόντος αὐτό. τρία γὰρ εἶχε γεύματα, <text:s/>σοκολάτης τε καὶ ἀμυγδάλων καί <text:soft-page-break/>βάτου Ἰδαίας.</text:p>
          </table:table-cell>
          <table:table-cell table:style-name="Table1.A1" office:value-type="string">
            <text:p text:style-name="P2"/>
          </table:table-cell>
        </table:table-row>
        <table:table-row table:style-name="TableLine2100198043824">
          <table:table-cell table:style-name="Table1.A1" office:value-type="string">
            <text:p text:style-name="P2">Τί παθὼν σιωπᾷς; ἦ δ’ ὃς ὁ Ἁγριώδης.</text:p>
          </table:table-cell>
          <table:table-cell table:style-name="Table1.A1" office:value-type="string">
            <text:p text:style-name="P2"/>
          </table:table-cell>
        </table:table-row>
        <table:table-row table:style-name="TableLine2100198044368">
          <table:table-cell table:style-name="Table1.A1" office:value-type="string">
            <text:p text:style-name="P2">Οὐδέν, ε”φη ψευδόμενος. προῆλθον δ’ οῦν βουλόμενοι πρίασθαι τῆς τε διφθέρας καὶ τῶν καλάμων. καὶ ληκύθιον εὑρὼν μελανίου μαγικοῦ ’Ἀρειος ἐθάρρει που. τοῦτο γὰρ μεταβολὰς χρώματος παρεῖχε πολλὰς τῷ γράφοντι. ἐκβάντων δ’ ἐκ τούτου τοῦ οἰκήμα· τος Ὦ Ἁγρίωδες, ἔφη, τί ἐστιν ἡ ἰκαροσφαιρική, Τὸ δεῖνα, ὦ Ἄρειε, λέληθας γὰρ ἐμὲ οὐκ εἰδὼς περὶ τῶν τ’ ἄλλων καί τῆς ἰκαροσφαιρικῆς.</text:p>
          </table:table-cell>
          <table:table-cell table:style-name="Table1.A1" office:value-type="string">
            <text:p text:style-name="P2"/>
          </table:table-cell>
        </table:table-row>
        <table:table-row table:style-name="TableLine2100198045184">
          <table:table-cell table:style-name="Table1.A1" office:value-type="string">
            <text:p text:style-name="P2"/>
          </table:table-cell>
          <table:table-cell table:style-name="Table1.A1" office:value-type="string">
            <text:p text:style-name="P2"/>
          </table:table-cell>
        </table:table-row>
        <table:table-row table:style-name="TableLine2100198047088">
          <table:table-cell table:style-name="Table1.A1" office:value-type="string">
            <text:p text:style-name="P2"/>
          </table:table-cell>
          <table:table-cell table:style-name="Table1.A1" office:value-type="string">
            <text:p text:style-name="P2"/>
          </table:table-cell>
        </table:table-row>
        <table:table-row table:style-name="TableLine2098114509216">
          <table:table-cell table:style-name="Table1.A1" office:value-type="string">
            <text:p text:style-name="P2"/>
          </table:table-cell>
          <table:table-cell table:style-name="Table1.A1" office:value-type="string">
            <text:p text:style-name="P2"/>
          </table:table-cell>
        </table:table-row>
        <table:table-row table:style-name="TableLine2098114509488">
          <table:table-cell table:style-name="Table1.A1" office:value-type="string">
            <text:p text:style-name="P2"/>
          </table:table-cell>
          <table:table-cell table:style-name="Table1.A1" office:value-type="string">
            <text:p text:style-name="P2"/>
          </table:table-cell>
        </table:table-row>
        <table:table-row table:style-name="TableLine2098114509760">
          <table:table-cell table:style-name="Table1.A1" office:value-type="string">
            <text:p text:style-name="P2"/>
          </table:table-cell>
          <table:table-cell table:style-name="Table1.A1" office:value-type="string">
            <text:p text:style-name="P2"/>
          </table:table-cell>
        </table:table-row>
        <table:table-row table:style-name="TableLine2098114510576">
          <table:table-cell table:style-name="Table1.A1" office:value-type="string">
            <text:p text:style-name="P2"/>
          </table:table-cell>
          <table:table-cell table:style-name="Table1.A1" office:value-type="string">
            <text:p text:style-name="P2"/>
          </table:table-cell>
        </table:table-row>
        <table:table-row table:style-name="TableLine2098114510032">
          <table:table-cell table:style-name="Table1.A1" office:value-type="string">
            <text:p text:style-name="P2">Μὴ ὀλιγωρήσῃς μου. καὶ οὕτως εἰπὼν ἐδίδασκε τὸν Ἁγριώδη περὶτοῦ μειρακίου τοῦ παρὰ τῇ Μαλκιούσῃ. Καὶ δὴ καί εἶπεν ὅτι οὐ πρέπει προσδέχεσθαι τούς ἀπὸ γενῶν Μυγαλίων.</text:p>
          </table:table-cell>
          <table:table-cell table:style-name="Table1.A1" office:value-type="string">
            <text:p text:style-name="P2"/>
          </table:table-cell>
        </table:table-row>
        <table:table-row table:style-name="TableLine2098114510304">
          <table:table-cell table:style-name="Table1.A1" office:value-type="string">
            <text:p text:style-name="P2"/>
          </table:table-cell>
          <table:table-cell table:style-name="Table1.A1" office:value-type="string">
            <text:p text:style-name="P2"/>
          </table:table-cell>
        </table:table-row>
        <table:table-row table:style-name="TableLine2098114510848">
          <table:table-cell table:style-name="Table1.A1" office:value-type="string">
            <text:p text:style-name="P2"/>
          </table:table-cell>
          <table:table-cell table:style-name="Table1.A1" office:value-type="string">
            <text:p text:style-name="P2"/>
          </table:table-cell>
        </table:table-row>
        <table:table-row table:style-name="TableLine2098235292144">
          <table:table-cell table:style-name="Table1.A1" office:value-type="string">
            <text:p text:style-name="P2">Ἀλλὰ σύ γε οὐδαμῶς Μύγαλος πέφυκας’ εἰ γὰρ ἐκεῖνος εἰδείη σε ὡς ἀληθῶς ὅστις εἶ οἱ δ’ οὖν τοῦτον τεκόντες εἴ γ’ ἄρα μάγοι εἰσίν, ἔθρεψαν αὐτὸν εὖ εἰδότα τὸ σὸν ὄνομα. ἀλλ’ εἶδες δήπου τοὺς ἐν τῷ Λέβητι Διαβρόχῳ, νὴ Δί’ ἀλλὰ τί δὴ οἶδεν οὐτοσὶ περὶ τῶν τοιούτων, ε”νιοι τοίνυν τῶν μάγων τῶν ἐπ’ ἐμοῦ βελτίστων ἐκ Μυγάλων γεγένηνται, αὐτίκα γέ τοι ἡ μήτηρ αὐτὴ καίπερ τὴν τοιαύτην ε”χουσα ἀδελφήν.</text:p>
          </table:table-cell>
          <table:table-cell table:style-name="Table1.A1" office:value-type="string">
            <text:p text:style-name="P2"/>
          </table:table-cell>
        </table:table-row>
        <table:table-row table:style-name="TableLine2098235292960">
          <table:table-cell table:style-name="Table1.A1" office:value-type="string">
            <text:p text:style-name="P2">Ἀλλὰ τί ἐστιν ἡ ἰκαροσφαιρικὴ δῆτα, Παιγνία τίς ἐστι παρ’ ἡμῖν μαγική. πάντες γὰρ φιλοθεάμονές ἐσμεν τῆς ἰκαροσφαιρικῆς. ὀλίγον δέ διαφέρει τῆς ποδοσφαιρικῆς, πλὴν ἀλλὰ μετέωροι παίζοντες σάρα θ’ ἡνιοχοῦσι καὶ τέτταρας ε”χουσι σφαίρας. ἀλλὰ τὰ <text:soft-page-break/>τοῦ ἐναγωνίου νόμου οὐ ῥᾴδιον διεξιέναι.</text:p>
          </table:table-cell>
          <table:table-cell table:style-name="Table1.A1" office:value-type="string">
            <text:p text:style-name="P2"/>
          </table:table-cell>
        </table:table-row>
        <table:table-row table:style-name="TableLine2098235293232">
          <table:table-cell table:style-name="Table1.A1" office:value-type="string">
            <text:p text:style-name="P2">Καὶ Σλυθήρινοι καὶ Ὑφέλπυφοι, τίνες ἄρ’ εἰσίν, Οἱ μαθηταὶ τελοῦνται εἰς οἰκίας τέτταρας ὥστ’ εἴ τις ἐν τῇ τῶν Σλυθηρίνων οἰκίᾳ διατρίβει Σλυθήρινος ἐγγράφεται καῖ ὡσαύτως “Υφέλπυφος. οἱμὲν γάρ τοι Ὑφέλπυφοι λέγονται πρὸς τὴν νωθείαν διακεῖσθαί πως, οἱ δέ… Ἄρειος δ’ ὑπολαβών Ἀλλ’ ἔγωγε, ε”φη κατηφές βλέπων, εἰς τούς (Υφελπύφους οὐκ οἶδ’ ὅπως τελούμενος ἀποβήσομαι. Ἀγριώδης μέντοι αἰνιττόμενος Ἄμεινον, ἔφη συνεῖναι τοῖς (Υφελπύφοις ἢ τοῖς Σλυθηρίνοις. οὐδεὶς γὰρ ἦν τῶν κακοφρόνων οὕτε φαρμακέων οὔτε φαρμακίδων ὅστις οὐκ ἐν τοῖς Σλυθηρίνοις διέτριψεν, οῖον δὴ αὐτὸς ὁ δεῖνα...Εἶτα ὁ Φολ- - τὸν δεῖνα λέγω - μαθητὴς ἀνεγράφθη εἷς τῶν ἐν Ὑογοήτου, Πάλαι γε.</text:p>
          </table:table-cell>
          <table:table-cell table:style-name="Table1.A1" office:value-type="string">
            <text:p text:style-name="P2"/>
          </table:table-cell>
        </table:table-row>
        <table:table-row table:style-name="TableLine2098235292416">
          <table:table-cell table:style-name="Table1.A1" office:value-type="string">
            <text:p text:style-name="P2">ΠΕΡΙ ΤΟΥΣΤΕΝΩΠΟΥΔΙΑῘῸΝΤΟΣ 65</text:p>
          </table:table-cell>
          <table:table-cell table:style-name="Table1.A1" office:value-type="string">
            <text:p text:style-name="P2"/>
          </table:table-cell>
        </table:table-row>
        <table:table-row table:style-name="TableLine2098235292688">
          <table:table-cell table:style-name="Table1.A1" office:value-type="string">
            <text:p text:style-name="P2">ἐπρίαντο τοίνυν τὰ βιβλία παιδευτικὰ ἐν βιβλιοπωλείῳ τινι Ποικιλογραφία καὶ Κηλῖς καλουμένῳ. ἐνθάδε πόλλ’ ἐπὶ σανιδώμα- σιν ἀπ’ ἐδάφους μέχρι ὀρόφης ε”κειτο βιβλία, τὰ μὲν πλάκεσιν ὁμοῖα τὸ μέγεθος διφθέραις περιβεβλημένα, τὰ δέ μικρότατα μετάξῃ κεκαλυμμένα καὶ οὐδὲν μείζω τῶν γραμματοσήμων οἵων οἱ νῦν ἐπ’ ἐπιστολὰς κολλῶσι, τὰ δ’ αὖ σημείοις σεσαγμένα ποικίλοις καί ἀδήλοις ε”νια δέ καί πάνυ κενὰ ἦν. καί ὁ βέλτιστος Δούδλιος δήπου καίπερ οὐδέν πρὸς τὸ ἀναγνῶναι σπουδάζων ἐμαίνετ’ ἂν μανίαν οὐ σμικρὰν ἐπιθυμούμενος ψαύειν τῶν τοιούτων βιβλίων. τὸν γοῦν Ἄρειον μόλις ἀπέσπασεν Ἀγριώδης ἀπὸ τοῦδε τοῦ βιβλίου’ τοῦ σοφιστοῦ Οὐινδίκτου Οὐιριδιάνου ἀναθέματα καὶ τάναντία, περὶ τοῦ φίλους γοητεύειν καὶ ἐχθροὺς μαγεύειν ταῖς καινοτάταις <text:s/>τριχορρυεῖς γενομένους ἦ σκελοτύρβης τυχόντας ἢ τιμωρίαις ἢ πάμπολυ κεκωφημένους ἢ πολλὰ καί ἅλλα παθόντας.</text:p>
          </table:table-cell>
          <table:table-cell table:style-name="Table1.A1" office:value-type="string">
            <text:p text:style-name="P2"/>
          </table:table-cell>
        </table:table-row>
        <table:table-row table:style-name="TableLine2098235289968">
          <table:table-cell table:style-name="Table1.A1" office:value-type="string">
            <text:p text:style-name="P2">”Ηθελον, ἔφη, μαθεῖν τί ποιήσας Δουδλίῳ καταρᾶσθαι δυναίμην ἄν.</text:p>
          </table:table-cell>
          <table:table-cell table:style-name="Table1.A1" office:value-type="string">
            <text:p text:style-name="P2"/>
          </table:table-cell>
        </table:table-row>
        <table:table-row table:style-name="TableLine2098235291056">
          <table:table-cell table:style-name="Table1.A1" office:value-type="string">
            <text:p text:style-name="P2">Ὀρθῶς μέν γὰρ φρονεῖς, χρῆσθαι δέ τῇ μαγικῇ οὐκ ἔξεστι σοὶ παρὰ τοῖς Μυγάλοις εἴγε μὴ πᾶσ’ ἀνάγκη. οὐδ’ ἂν δύναιο μετέχειν τῶν τοιούτων ἀμαθής τ’ ὢν <text:soft-page-break/>πάντως τῶν ἀναθεμάτων καὶ πολλῆς ἔτι παιδεύσεως κεχρημένος, καί ἀπέσχεν αὐτὸν μὴ χρυσοῦν γε λέβητα πρίασθαι λέγων ὅτι ἀργυροειδὴς ἐν καταλόγῳ εἴρηται. τρυτάνην δέ καλὴν ἐπρίαντο πρὸς τὰ τῶν φαρμάκων, καὶ τηλεσκοπικὸν δίοπτρον πτυκτόν.</text:p>
          </table:table-cell>
          <table:table-cell table:style-name="Table1.A1" office:value-type="string">
            <text:p text:style-name="P2"/>
          </table:table-cell>
        </table:table-row>
        <table:table-row table:style-name="TableLine2100148010000">
          <table:table-cell table:style-name="Table1.A1" office:value-type="string">
            <text:p text:style-name="P2">ἐντεῦθεν ἦλθον πρὸς φαρμακοπωλεῖον, ὄζον μὲν κάκιστα ᾠῶν τ’ ἐξεστηκότων καὶ ῥαφάνων σαπρῶν μεμιγμένων, ἀξιοθέατον δ’ ὅμως. κατὰ μὲν γὰρ τοῦδαφος περιέκειντο πίθοι ὑγροῦ τινὸς πεπλ- ηρωμένοι καὶ θολεροῦ δή, ε’πί δὲ τοῖς σανιδώμασι τοῖς παρὰ τούς τοίχους εἶδεν ἅν τις ἀμφορέας τε βοτανὰ ε”χοντας καί ῥίζας ξηρὰς καὶ κονίας ποικίλας, ἀπὸ δ’ αὖ τῆς ὀρόφης πτερά τ’ ἐκκεκραμένα παντοδαπὰ καί ὀδόντας καρχάρους καὶ ὄνυχας καμπύλους. καί ὅσον χρόνον ὁ Ἁγριώδης τὸν κύριον ᾔτει τάπιτήδεια τὰ πρὸς φάρμακα ἁπλᾶ οἷα ῥᾴδιά ἐστι τοῖς ἀπείροις σκευάζεσθαι, ὁ ’Άρειος δὴ ἐξέταζε τὰ κέρατα ἀργυρᾶ τὰ ἀφ’ ἵππων μονοκέρεων – ἕκαστον γὰρ πεντήκοντα γαλεωτῶν ἐτιμᾶτο - καί τὰ κανθάρων ὀμμάτια στίλβοντα, ὧν κοχλιάριον ἐτιμᾶτο πέντε κονίδων.</text:p>
          </table:table-cell>
          <table:table-cell table:style-name="Table1.A1" office:value-type="string">
            <text:p text:style-name="P2"/>
          </table:table-cell>
        </table:table-row>
        <table:table-row table:style-name="TableLine2100148000752">
          <table:table-cell table:style-name="Table1.A1" office:value-type="string">
            <text:p text:style-name="P2">ἐξελθόντων δ’ αὐτῶν ἀπὸ τοῦ φαρμακοπωλείου, ὁ Ἁγριώδης πάλιν ἀναγνοὺς τὸν κατάλογον ’Έτι δεῖ, ἔφη, μόνον τῆς ῥάβδου, πλὴν ἀλλ’ οὔπω ἐώνημαι σοὶ δῶρόν τι γενέθλιον.</text:p>
          </table:table-cell>
          <table:table-cell table:style-name="Table1.A1" office:value-type="string">
            <text:p text:style-name="P2"/>
          </table:table-cell>
        </table:table-row>
        <table:table-row table:style-name="TableLine2100148002656">
          <table:table-cell table:style-name="Table1.A1" office:value-type="string">
            <text:p text:style-name="P2">Ἄρειος δέ συνῄδει ἑαυτῷ πάνυ ἐρυθριῶντι.</text:p>
          </table:table-cell>
          <table:table-cell table:style-name="Table1.A1" office:value-type="string">
            <text:p text:style-name="P2"/>
          </table:table-cell>
        </table:table-row>
        <table:table-row table:style-name="TableLine2100148003472">
          <table:table-cell table:style-name="Table1.A1" office:value-type="string">
            <text:p text:style-name="P2">66 ΑΡΕΙΟΣ Πο ΤΗΡ</text:p>
          </table:table-cell>
          <table:table-cell table:style-name="Table1.A1" office:value-type="string">
            <text:p text:style-name="P2"/>
          </table:table-cell>
        </table:table-row>
        <table:table-row table:style-name="TableLine2100129118720">
          <table:table-cell table:style-name="Table1.A1" office:value-type="string">
            <text:p text:style-name="P2">Περιττὸν γὰρ τοῦτο.</text:p>
          </table:table-cell>
          <table:table-cell table:style-name="Table1.A1" office:value-type="string">
            <text:p text:style-name="P2"/>
          </table:table-cell>
        </table:table-row>
        <table:table-row table:style-name="TableLine2100173919104">
          <table:table-cell table:style-name="Table1.A1" office:value-type="string">
            <text:p text:style-name="P2">Δοκεῖ μοι ὠνεῖσθαι σοί ζῷον, ἀλλ’ οὔτε φρύνην δώσω - ὁ γὰρ φρυνῶν τροφὸς οὐκέτι ἐπιχωριάζει, ὥστε γέλωτ ἂν ὀφλεῖν τοὺς φρύνην γε κεκτημένους, - οὔτ’ αἴλουρον - τοῖς γὰρ αἰλούροις ὁμιλῶν ἀεὶ πτάρνυμαι. γλαῦκα οῦν κτήσομαι σοί. πάντες γὰρ οἶ μαθηταὶ γλαυκῶν ἐπιθυμοῦσιν ὡς πολλὰ ὠφελουσῶν πρὸς τά τ’ ἄλλα καί τὸ ἐπιστολὰς κομίζειν.</text:p>
          </table:table-cell>
          <table:table-cell table:style-name="Table1.A1" office:value-type="string">
            <text:p text:style-name="P2"/>
          </table:table-cell>
        </table:table-row>
        <table:table-row table:style-name="TableLine2100173914208">
          <table:table-cell table:style-name="Table1.A1" office:value-type="string">
            <text:p text:style-name="P2">μετὰ δ’ ὀλίγον ὕστερον ἐξιόντας εἶδες ἂν αὐτοὺς ἀπὸ τοῦ γλαυκοπώλου Εὕλοπος· καὶ αὐτόθι ᾔσθου ἂν μόλις - τὰ γὰρ ε”νδον πάνυ ζοφερὰ ἧν - ῥοίζου τε <text:soft-page-break/>πτερῶν καὶ λαμπρότητος ὀμμάτων σκαρδαμυττόντων καὶ σφόδρα στιλβόντων ὥσπερ ἀνθράκων.</text:p>
          </table:table-cell>
          <table:table-cell table:style-name="Table1.A1" office:value-type="string">
            <text:p text:style-name="P2"/>
          </table:table-cell>
        </table:table-row>
        <table:table-row table:style-name="TableLine2100173920464">
          <table:table-cell table:style-name="Table1.A1" office:value-type="string">
            <text:p text:style-name="P2">οἰκίσκον δ’ ε”φερεν ὁ ’Άρειος μέγαν ἐν ᾧ γλαῦξ ἐκάθευδε καλὴ καί χιονόχρως, τὴν κεφαλὴν ὑπὸ πτεροῦ ἔχουσα. χάριν δ’ ε”χων τῷ Ἁγριώδει οὕτως ε’ψελλίζετο τῇ φωνῇ ὥστ’ εἰκάσαι ἄν τινα παρόντα τοῦ Κιούρου ἀκούειν.</text:p>
          </table:table-cell>
          <table:table-cell table:style-name="Table1.A1" office:value-type="string">
            <text:p text:style-name="P2"/>
          </table:table-cell>
        </table:table-row>
        <table:table-row table:style-name="TableLine2100173919648">
          <table:table-cell table:style-name="Table1.A1" office:value-type="string">
            <text:p text:style-name="P2">ὁ δ’ οὔκ ε”φη ἄξιος εἶναι τοσαῦτ’ ἐπαινεῖσθαι. Δῶρα γὰρ οὐ πόλλ’ εἴληφας οἶμαι παρὰ τῶν καλῶν Δουρσλείων. ὥρα δ’ οὖν ἐστὶ προσιέναι εἷς Ὀλλιουάνδρου· ἐκεῖσε γὰρ φοιτῶσιν ἅπαντες ῥάβδους ὠνησόμενοι. ι’τέον οὖν καί σοὶ, δέον ῥάβδον ὡς βελτίστην πρίασθαι.</text:p>
          </table:table-cell>
          <table:table-cell table:style-name="Table1.A1" office:value-type="string">
            <text:p text:style-name="P2"/>
          </table:table-cell>
        </table:table-row>
        <table:table-row table:style-name="TableLine2100173917744">
          <table:table-cell table:style-name="Table1.A1" office:value-type="string">
            <text:p text:style-name="P2">ῥάβδου μὲν γὰρ λαχεῖν μαγικῆς Ἄρειος μάλιστ’ ἐσπούδαζεν. τὸ δὲ ῥαβδοπωλεῖον αὐτὸ ηὗρεν στενόν τε καὶ αὐχμηρόν, ὑπὲρ δέ τῆς θύρας ἦν ἀναγιγνώσκειν τόδε τὸ σημεῖον χαρακτῆρσι γραπτὸν σαθροῖς μὲν χρυσοῖς δέ · ἀλλ’ οὐδὲν ἂν εἶδες διὰ τὸ τῆς θυρίδος ὑάλινον πάνυ κονιῶδες βλέψας εἶ μὴ ῥάβδον μίαν πορφυρῷ ἐπὶ προσκεφαλαίῳ κειμένην - ἦν δέ καὶ τοῦτο σαθρόν. εἰσιόντες δὲ κώδωνος ἤκουσαν ψοφοῦντος οὐκ οἶδ’ ὅπου ἐν τοῖς μυχοῖς. οἴκημα δ’ ἦν μικρότατον καὶ κενὸν πλὴν ἀλλ’ εἶχεν ἕνα δίφρον ἁβρὸν δὴ ὅντα ἐφ’ οῦ ὁ Ἁγριώδης καθίσας περιέμενεν, ὁ δ’ ’Άρειος μάλ’ ἠπόρει ὥσπερ εἷς τὸ αὐστηρὸν εἰσεληλυθώς ὡς ᾤετο βιβλιοθήκης μεγάλης. πόλλ’ οὖν καί καινὰ ἔχων ἐρωτῆσαι εἶπε μὲν οὐδέν, ε”βλεψε δέ μᾶλλον πρὸς τὰ κιβώτια ὧν μυρία ὑπῆρχεν μέχρι ὀρόφης ἀκριβῶς ἕν ἐξ ἑνὸς</text:p>
          </table:table-cell>
          <table:table-cell table:style-name="Table1.A1" office:value-type="string">
            <text:p text:style-name="P2"/>
          </table:table-cell>
        </table:table-row>
        <table:table-row table:style-name="TableLine2100173916384">
          <table:table-cell table:style-name="Table1.A1" office:value-type="string">
            <text:p text:style-name="P2"><text:s/>ἐπισεσωρευμένα. Καὶ κεντήσεως ᾔσθετό πως τὸν αὐχένα, σι’όμενος πρὸς τὴν ἕδραν δὴ λαθραίαν ἀφίκεσθαι τὴν τῆς μαγικῆς κονιώδη περ οὖσαν καὶ πάνυ ἥσυχον.</text:p>
          </table:table-cell>
          <table:table-cell table:style-name="Table1.A1" office:value-type="string">
            <text:p text:style-name="P2"/>
          </table:table-cell>
        </table:table-row>
        <table:table-row table:style-name="TableLine2100173917472">
          <table:table-cell table:style-name="Table1.A1" office:value-type="string">
            <text:p text:style-name="P2">ἀκούσας δέ τινος χαίρειν ἠρέμα προσειπόντος ἄφνω ἀνεπήδη-σεν. ἤκουσε δέ καὶ ψόφον μέγαν διφροῦ θραυομένου ὡς εἰκάσαι ὑφ’ Ἁγριώδους ταχέως ἀναπηδήσαντος.</text:p>
          </table:table-cell>
          <table:table-cell table:style-name="Table1.A1" office:value-type="string">
            <text:p text:style-name="P2"/>
          </table:table-cell>
        </table:table-row>
        <table:table-row table:style-name="TableLine2100173909040">
          <table:table-cell table:style-name="Table1.A1" office:value-type="string">
            <text:p text:style-name="P2">ΠΕΡΙ ΤΟΥΣΤΕΝΩΠΟΥΔΙΑῘῸΝΤΟΣ 67</text:p>
          </table:table-cell>
          <table:table-cell table:style-name="Table1.A1" office:value-type="string">
            <text:p text:style-name="P2"/>
          </table:table-cell>
        </table:table-row>
        <text:soft-page-break/>
        <table:table-row table:style-name="TableLine2100173921280">
          <table:table-cell table:style-name="Table1.A1" office:value-type="string">
            <text:p text:style-name="P2">καὶ μὴν ἄνθρωπος γέρων εἱστήκει κατεναντί, τῶν ὀμμάτων διὰ τὸ τοῦ μυχοῦ ζοφερὸν λαμπόντων καθάπερ σεληνίων.</text:p>
          </table:table-cell>
          <table:table-cell table:style-name="Table1.A1" office:value-type="string">
            <text:p text:style-name="P2"/>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9T13:36:57.173000000</meta:creation-date>
    <meta:generator>LibreOffice/7.1.5.2$Windows_X86_64 LibreOffice_project/85f04e9f809797b8199d13c421bd8a2b025d52b5</meta:generator>
    <dc:date>2022-02-09T13:37:58.445000000</dc:date>
    <meta:editing-duration>PT1M1S</meta:editing-duration>
    <meta:editing-cycles>1</meta:editing-cycles>
    <meta:document-statistic meta:table-count="1" meta:image-count="0" meta:object-count="0" meta:page-count="15" meta:paragraph-count="106" meta:word-count="3591" meta:character-count="22517" meta:non-whitespace-character-count="19024"/>
  </office:meta>
</office:document-meta>
</file>